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RANSFIGURATION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RANSFIGURATION (9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cending the Mount of Transfiguration (9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scending the Mount of Transfiguration (9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phecy (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ople (9:2a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RANSFIGURATION (9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scending the Mount of Transfiguration (9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n the Mount of Transfiguration (9:2b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n the Mount of Transfiguration (9:2b-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ppearance by Moses and Elijah (9:2b-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ssumption by Peter (9:5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roval by the Father (9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RANSFIGURATION (9:1-1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scending the Mount of Transfiguration (9:1-2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n the Mount of Transfiguration (9:2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ing the Mount of Transfiguration (9:9-1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escending the Mount of Transfiguration (9:9-13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ommand (9:9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onfusion (9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clarification (9:12-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RANSFIGURATION (9:1-13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scending the Mount of Transfiguration (9:1-2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 the Mount of Transfiguration (9:2b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Descending the Mount of Transfiguration (9:9-1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MARK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RANSFIGURATION (9:1-1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RESTORATION (9:14-3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STORATION (9:14-32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eliminaries (9:14-1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articulars (9:17-2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-title-Title-Slide" presentation:presentation-page-layout-name="Master1-PPL1" draw:id="Slide-266">
        <draw:frame draw:id="id103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The particulars (9:17-29)<text:s text:c="1"/></text:span><text:span text:style-name="a584" text:class-names=""/></text:p>
          </draw:text-box>
          <svg:title/>
          <svg:desc/>
        </draw:frame>
        <draw:frame draw:id="id104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The victim (9:17-22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victim (9:17-22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helpless father (9:17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hopeless son (9:17b-1 8a, 20-22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hopeless son (9:17b-1 8a, 20-22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urce of his problem (9:17b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ymptoms of his problem (9:18a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an of his problem (9:20-22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victim (9:17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helpless father (9:17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hopeless son (9:17b-1 8a, 20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articulars (9:17-29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victim (9:17-2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hapless disciples (9:18b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victor (9:23-2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The victor (9:23-29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 reassures the father (9:23-24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sus reassures the father (9:23-24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strength of faith (9:2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struggle for faith (9:2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he victor (9:23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sus reassures the father (9:23-2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sus rebukes the demon (9:25-26)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sus restores the son (9:27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sus reveals the secret (9:28-29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reveals the secret (9:28-29).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disciples (9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avior (9:2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victor (9:23-29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reassures the father (9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rebukes the demon (9:25-26).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sus restores the son (9:27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Jesus reveals the secret (9:28-29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particulars (9:17-29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victim (9:17-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apless disciples (9:18b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victor (9:23-29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STORATION (9:14-32)<text:s text:c="1"/></text:span><text:span text:style-name="a760" text:class-names=""/></text:p>
          </draw:text-box>
          <svg:title/>
          <svg:desc/>
        </draw:frame>
        <draw:frame draw:id="id126" presentation:style-name="a775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liminaries (9:14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articulars (9:17-29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ophecy (9:30-3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3" draw:style-name="a776" draw:master-page-name="Master1-Layout12-tx-Title-and-Text" presentation:presentation-page-layout-name="Master1-PPL12" draw:id="Slide-278">
        <draw:frame draw:id="id127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MARK 9</text:span><text:span text:style-name="a778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TRANSFIGURATION (9:1-1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RESTORATION (9:14-32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CLARIFICATION (9:33-50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CLARIFICATION (9:33-50)<text:s text:c="1"/></text:span><text:span text:style-name="a796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He speaks concerning humility (9:33-3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He speaks concerning harmony (9:38-4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speaks concerning hell (9:42-50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5" draw:style-name="a812" draw:master-page-name="Master1-Layout12-tx-Title-and-Text" presentation:presentation-page-layout-name="Master1-PPL12" draw:id="Slide-280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MARK 9</text:span><text:span text:style-name="a814" text:class-names=""/></text:p>
          </draw:text-box>
          <svg:title/>
          <svg:desc/>
        </draw:frame>
        <draw:frame draw:id="id132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RANSFIGURATION (9:1-1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RESTORATION (9:14-3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CLARIFICATION (9:33-50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9</dc:title>
    <meta:initial-creator>David STRICKLAND</meta:initial-creator>
    <dc:creator>David STRICKLAND</dc:creator>
    <meta:creation-date>2020-02-22T19:30:19Z</meta:creation-date>
    <dc:date>2020-02-22T19:30:20Z</dc:date>
    <meta:template xlink:href="BibleStudy" xlink:type="simple"/>
    <meta:editing-cycles>1</meta:editing-cycles>
    <meta:editing-duration>PT0S</meta:editing-duration>
    <meta:document-statistic meta:paragraph-count="86" meta:word-count="570"/>
  </office:meta>
</office:document-meta>
</file>